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2581537B797AB6884BD.jpg" manifest:media-type="image/jpeg"/>
  <manifest:file-entry manifest:full-path="Pictures/1000000000000146000001E05CEB21993E98ACD9.jpg" manifest:media-type="image/jpeg"/>
  <manifest:file-entry manifest:full-path="Pictures/10000000000003C0000005A0DBBAA0841C9E8AD3.jpg" manifest:media-type="image/jpeg"/>
  <manifest:file-entry manifest:full-path="Pictures/1000000000000339000001D0C54ECBD227622E5B.jpg" manifest:media-type="image/jpeg"/>
  <manifest:file-entry manifest:full-path="Pictures/10000000000003C0000005A06FA59155D4A76527.jpg" manifest:media-type="image/jpeg"/>
  <manifest:file-entry manifest:full-path="Pictures/10000000000003840000022C3A795F22D1D5B3E3.jpg" manifest:media-type="image/jpeg"/>
  <manifest:file-entry manifest:full-path="Pictures/10000000000003C0000005A0D32653671A44370D.jpg" manifest:media-type="image/jpeg"/>
  <manifest:file-entry manifest:full-path="Pictures/10000000000003C0000005A03BAB668EE432152C.jpg" manifest:media-type="image/jpeg"/>
  <manifest:file-entry manifest:full-path="Pictures/10000000000003C0000005A0D3A872E8DAB0531C.jpg" manifest:media-type="image/jpeg"/>
  <manifest:file-entry manifest:full-path="Pictures/10000000000003C0000005A0D913913436EB6FA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6661in, 1.9992in, 0.66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5571in, 1.6665in, 0.55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709in, 0.8547in, 0.4528in, 1.20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28in, 0.7866in, 0.3752in, 0.665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5626in, 0in, 0.462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1.4283in, 0in, 99.387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563in" svg:y="-0.7874in" svg:width="2.2346in" svg:height="3.5693in" draw:z-index="0"><draw:image xlink:href="Pictures/10000000000003C0000005A0D32653671A44370D.jpg" xlink:type="simple" xlink:show="embed" xlink:actuate="onLoad"/></draw:frame><draw:frame draw:style-name="fr2" draw:name="Image2" text:anchor-type="paragraph" svg:x="2.178in" svg:y="-0.7874in" svg:width="2.2256in" svg:height="3.5693in" draw:z-index="1"><draw:image xlink:href="Pictures/10000000000003C0000005A0D3A872E8DAB0531C.jpg" xlink:type="simple" xlink:show="embed" xlink:actuate="onLoad"/></draw:frame><draw:frame draw:style-name="fr3" draw:name="Image3" text:anchor-type="paragraph" svg:x="4.4028in" svg:y="-0.7874in" svg:width="2.2043in" svg:height="3.5752in" draw:z-index="2"><draw:image xlink:href="Pictures/10000000000003C0000005A0D913913436EB6FAF.jpg" xlink:type="simple" xlink:show="embed" xlink:actuate="onLoad"/></draw:frame><draw:frame draw:style-name="fr4" draw:name="Image4" text:anchor-type="paragraph" svg:x="6.6063in" svg:y="-0.7874in" svg:width="2.2756in" svg:height="3.572in" draw:z-index="3"><draw:image xlink:href="Pictures/10000000000003C0000005A03BAB668EE432152C.jpg" xlink:type="simple" xlink:show="embed" xlink:actuate="onLoad"/></draw:frame><draw:frame draw:style-name="fr5" draw:name="Image5" text:anchor-type="paragraph" svg:x="8.8811in" svg:y="-0.7874in" svg:width="2.2126in" svg:height="3.5799in" draw:z-index="4"><draw:image xlink:href="Pictures/10000000000003C0000005A06FA59155D4A76527.jpg" xlink:type="simple" xlink:show="embed" xlink:actuate="onLoad"/></draw:frame><draw:frame draw:style-name="fr6" draw:name="Image6" text:anchor-type="paragraph" svg:x="11.0929in" svg:y="-0.7681in" svg:width="2.4583in" svg:height="3.5917in" draw:z-index="5"><draw:image xlink:href="Pictures/10000000000003C0000005A0DBBAA0841C9E8AD3.jpg" xlink:type="simple" xlink:show="embed" xlink:actuate="onLoad"/></draw:frame><draw:frame draw:style-name="fr4" draw:name="Image7" text:anchor-type="paragraph" svg:x="0.0165in" svg:y="2.7839in" svg:width="8.5937in" svg:height="4.8335in" draw:z-index="6"><draw:image xlink:href="Pictures/1000000000000339000001D0C54ECBD227622E5B.jpg" xlink:type="simple" xlink:show="embed" xlink:actuate="onLoad"/></draw:frame><draw:frame draw:style-name="fr4" draw:name="Image8" text:anchor-type="paragraph" svg:x="8.6028in" svg:y="2.7839in" svg:width="7.8764in" svg:height="4.8299in" draw:z-index="7"><draw:image xlink:href="Pictures/10000000000003840000022C3A795F22D1D5B3E3.jpg" xlink:type="simple" xlink:show="embed" xlink:actuate="onLoad"/></draw:frame><draw:frame draw:style-name="fr4" draw:name="Image9" text:anchor-type="paragraph" svg:x="13.5516in" svg:y="-0.7681in" svg:width="2.928in" svg:height="3.572in" draw:z-index="8"><draw:image xlink:href="Pictures/1000000000000146000001E05CEB21993E98ACD9.jpg" xlink:type="simple" xlink:show="embed" xlink:actuate="onLoad"/></draw:frame><draw:frame draw:style-name="fr7" draw:name="Image10" text:anchor-type="paragraph" svg:x="-0.0028in" svg:y="7.6165in" svg:width="16.4819in" svg:height="3.289in" draw:z-index="9"><draw:image xlink:href="Pictures/1000000000000640000002581537B797AB6884B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056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21:45.664847709</meta:creation-date>
    <dc:date>2018-06-14T11:50:49.448703768</dc:date>
    <meta:editing-duration>PT8M32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